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манда для сканирования - semgrep scan --config auto find_vuln6.py find_vuln7.js find_vuln8.php</text:p>
      <text:p text:style-name="P1"/>
      <text:p text:style-name="P1"/>
      <text:p text:style-name="P1">Найденые уязвимости:</text:p>
      <text:p text:style-name="P1"/>
      <text:p text:style-name="P1"><text:s/>find_vuln6.py - python.django.security.injection.command.command-injection-os-</text:p>
      <text:p text:style-name="P1"><text:s text:c="7"/>system.command-injection-os-system</text:p>
      <text:p text:style-name="P1"/>
      <text:p text:style-name="P1"><text:s/>find_vuln6.py <text:s/>- python.flask.security.audit.debug-enabled.debug-enabled</text:p>
      <text:p text:style-name="P1"/>
      <text:p text:style-name="P1"><text:s/>find_vuln6.py - <text:s/>python.flask.security.injection.os-system-injection.os-system-</text:p>
      <text:p text:style-name="P1"><text:s text:c="7"/>injection</text:p>
      <text:p text:style-name="P1"/>
      <text:p text:style-name="P1"/>
      <text:p text:style-name="P1">find_vuln7.js<text:span text:style-name="T1"> - javascript.express.express-child-process.express-child-process</text:span></text:p>
      <text:p text:style-name="P1"/>
      <text:p text:style-name="P1"/>
      <text:p text:style-name="P1">find_vuln7.js <text:span text:style-name="T1">- javascript.lang.security.detect-child-process.detect-child-process</text:span></text:p>
      <text:p text:style-name="P1"/>
      <text:p text:style-name="P1"/>
      <text:p text:style-name="P1">find_vuln7.js –<text:span text:style-name="T1"> javascript.lang.security.detect-child-process.detect-child-process</text:span></text:p>
      <text:p text:style-name="P1"><text:span text:style-name="T1"/></text:p>
      <text:p text:style-name="P1"><text:span text:style-name="T1"/></text:p>
      <text:p text:style-name="P1"><text:span text:style-name="T1">find_vuln8.php - php.lang.security.exec-use.exec-use</text:span></text:p>
      <text:p text:style-name="P1"><text:span text:style-name="T1"/></text:p>
      <text:p text:style-name="P1"><text:span text:style-name="T1">find_vuln8.php - php.lang.security.tainted-command-injection.tainted-command- </text:span></text:p>
      <text:p text:style-name="P1"><text:span text:style-name="T1"><text:s text:c="7"/>injection</text:span></text:p>
      <text:p text:style-name="P1"><text:span text:style-name="T1"/></text:p>
      <text:p text:style-name="P1"><text:span text:style-name="T1">find_vuln8.php - <text:s/>php.laravel.security.laravel-command-injection.laravel-command-</text:span></text:p>
      <text:p text:style-name="P1"><text:span text:style-name="T1"><text:s text:c="7"/>inje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49S</meta:editing-duration>
    <meta:editing-cycles>3</meta:editing-cycles>
    <meta:generator>OpenOffice/4.1.11$Win32 OpenOffice.org_project/4111m1$Build-9808</meta:generator>
    <dc:date>2023-10-19T15:39:26.29</dc:date>
    <meta:document-statistic meta:table-count="0" meta:image-count="0" meta:object-count="0" meta:page-count="1" meta:paragraph-count="15" meta:word-count="45" meta:character-count="890"/>
    <dc:creator>Василий </dc:creator>
    <meta:user-defined meta:name="Info 1"/>
    <meta:user-defined meta:name="Info 2"/>
    <meta:user-defined meta:name="Info 3"/>
    <meta:user-defined meta:name="Info 4"/>
  </office:meta>
</office:document-meta>
</file>